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504.11pt"/>
    </style:style>
    <style:style style:name="co4" style:family="table-column">
      <style:table-column-properties fo:break-before="auto" style:column-width="345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Python-Script</text:p>
          </table:table-cell>
          <table:table-cell office:value-type="string" calcext:value-type="string">
            <text:p>shell script</text:p>
          </table:table-cell>
          <table:table-cell office:value-type="string" calcext:value-type="string">
            <text:p>Where to find?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f</text:p>
          </table:table-cell>
          <table:table-cell office:value-type="string" calcext:value-type="string">
            <text:p>python $run_dir/Calculate_Storages.p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$yea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$mo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ncDir</text:p>
          </table:table-cell>
          <table:table-cell office:value-type="string" calcext:value-type="string">
            <text:p>$run_dir/fields_${year}_Geology${geol}</text:p>
          </table:table-cell>
          <table:table-cell office:value-type="string" calcext:value-type="string">
            <text:p>/p/scratch/cslts/slts31/pf98_wildcards_unta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mfile</text:p>
          </table:table-cell>
          <table:table-cell office:value-type="string" calcext:value-type="string">
            <text:p>Static/cordexIHME.out.lm_profile.nc</text:p>
          </table:table-cell>
          <table:table-cell office:value-type="string" calcext:value-type="string">
            <text:p>ics/cordexIHME.out.ics_profile.n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tfile</text:p>
          </table:table-cell>
          <table:table-cell office:value-type="string" calcext:value-type="string">
            <text:p>Timeseries/cordexIHME.out.saturation_profile_Geology${geol}_month${mon}.nc</text:p>
          </table:table-cell>
          <table:table-cell office:value-type="string" calcext:value-type="string">
            <text:p>postpro/cordexIHME.out.saturation_profile.n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ssfile</text:p>
          </table:table-cell>
          <table:table-cell office:value-type="string" calcext:value-type="string">
            <text:p>Timeseries/cordexIHME.out.pressure_profile_Geology${geol}_month${mon}.nc</text:p>
          </table:table-cell>
          <table:table-cell office:value-type="string" calcext:value-type="string">
            <text:p>postpro/cordexIHME.out.pressure_profile.n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ecstorfile</text:p>
          </table:table-cell>
          <table:table-cell office:value-type="string" calcext:value-type="string">
            <text:p>Static/cordexIHME.out.specific_storage_Geology${geol}.pfb.nc</text:p>
          </table:table-cell>
          <table:table-cell office:value-type="string" calcext:value-type="string">
            <text:p>cordexIHME.out.specific_storage_Geology1.pfb.n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mesteps</text:p>
          </table:table-cell>
          <table:table-cell office:value-type="string" calcext:value-type="string">
            <text:p>$hou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rfile</text:p>
          </table:table-cell>
          <table:table-cell office:value-type="string" calcext:value-type="string">
            <text:p>Static/cordexIHME.out.porosity_profile.nc</text:p>
          </table:table-cell>
          <table:table-cell office:value-type="string" calcext:value-type="string">
            <text:p>postpro/cordexIHME.out.porosity_profile.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lati</text:p>
          </table:table-cell>
          <table:table-cell office:value-type="float" office:value="-21.98625" calcext:value-type="float">
            <text:p>-21.98625</text:p>
          </table:table-cell>
          <table:table-cell office:value-type="string" calcext:value-type="string">
            <text:p>Sa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ni</text:p>
          </table:table-cell>
          <table:table-cell office:value-type="float" office:value="-26.98625" calcext:value-type="float">
            <text:p>-26.986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 office:value-type="float" office:value="0.0275" calcext:value-type="float">
            <text:p>0.02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rds</text:p>
          </table:table-cell>
          <table:table-cell office:value-type="string" calcext:value-type="string">
            <text:p>dx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z_list</text:p>
          </table:table-cell>
          <table:table-cell office:value-type="string" calcext:value-type="string">
            <text:p>[18.0,15.0,10.0,10.0,4.0,1.0,0.7,0.5,0.3,0.2,0.13,0.07,0.05,0.03,0.02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gx</text:p>
          </table:table-cell>
          <table:table-cell office:value-type="float" office:value="1592" calcext:value-type="float">
            <text:p>159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y</text:p>
          </table:table-cell>
          <table:table-cell office:value-type="float" office:value="1544" calcext:value-type="float">
            <text:p>15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utDir</text:p>
          </table:table-cell>
          <table:table-cell office:value-type="string" calcext:value-type="string">
            <text:p>$run_dir/fields_${year}_Geology${geol}/Timeserie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nv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nth_days=( 31 28 31 30 31 30 31 31 30 31 30 31 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#month_days=( 31 29 31 30 31 30 31 31 30 31 30 31 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eol=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ear=19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un_dir=/p/scratch/cjibg31/jibg3101/Spinups/valid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onth=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nn=$(( month+1 )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n=$(printf "%02d" $mon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ys=${month_days[$month]}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urs=$(( days*24 ))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 style:data-style-name="N2" text:time-value="13:45:53.433435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0:02:22.932104236</meta:creation-date>
    <dc:date>2020-03-29T17:49:12.861536185</dc:date>
    <meta:editing-duration>PT1H56M43S</meta:editing-duration>
    <meta:editing-cycles>4</meta:editing-cycles>
    <meta:generator>LibreOffice/6.2.8.2$Linux_X86_64 LibreOffice_project/20$Build-2</meta:generator>
    <meta:document-statistic meta:table-count="1" meta:cell-count="67" meta:object-count="0"/>
  </office:meta>
</office:document-meta>
</file>